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officeooo:rsid="00136227" officeooo:paragraph-rsid="00136227" style:font-weight-asian="normal" style:font-weight-complex="normal"/>
    </style:style>
    <style:style style:name="P4" style:family="paragraph" style:parent-style-name="Standard">
      <style:text-properties fo:font-weight="normal" officeooo:rsid="001700e6" officeooo:paragraph-rsid="001700e6" style:font-weight-asian="normal" style:font-weight-complex="normal"/>
    </style:style>
    <style:style style:name="P5" style:family="paragraph" style:parent-style-name="Standard">
      <style:text-properties officeooo:paragraph-rsid="00103a3e"/>
    </style:style>
    <style:style style:name="P6" style:family="paragraph" style:parent-style-name="Standard">
      <style:text-properties officeooo:paragraph-rsid="001700e6"/>
    </style:style>
    <style:style style:name="P7" style:family="paragraph" style:parent-style-name="Standard">
      <style:text-properties officeooo:paragraph-rsid="000c4eae"/>
    </style:style>
    <style:style style:name="P8" style:family="paragraph" style:parent-style-name="Text_20_body">
      <style:text-properties officeooo:paragraph-rsid="00103a3e"/>
    </style:style>
    <style:style style:name="P9" style:family="paragraph" style:parent-style-name="Text_20_body">
      <loext:graphic-properties draw:fill="none" draw:fill-color="#ffffff"/>
      <style:paragraph-properties fo:margin-top="0in" fo:margin-bottom="0in" style:contextual-spacing="false" fo:line-height="100%" fo:background-color="transparent"/>
    </style:style>
    <style:style style:name="T1" style:family="text">
      <style:text-properties fo:font-weight="normal" officeooo:rsid="001172e6" style:font-weight-asian="normal" style:font-weight-complex="normal"/>
    </style:style>
    <style:style style:name="T2" style:family="text">
      <style:text-properties fo:font-weight="normal" officeooo:rsid="001700e6" style:font-weight-asian="normal" style:font-weight-complex="normal"/>
    </style:style>
    <style:style style:name="T3" style:family="text">
      <style:text-properties fo:font-weight="normal" officeooo:rsid="000c4eae" style:font-weight-asian="normal" style:font-weight-complex="normal"/>
    </style:style>
    <style:style style:name="T4" style:family="text">
      <style:text-properties fo:font-weight="normal" officeooo:rsid="00178235" style:font-weight-asian="normal" style:font-weight-complex="normal"/>
    </style:style>
    <style:style style:name="T5" style:family="text">
      <style:text-properties fo:font-weight="normal" officeooo:rsid="0017d12a" style:font-weight-asian="normal" style:font-weight-complex="normal"/>
    </style:style>
    <style:style style:name="T6" style:family="text">
      <style:text-properties officeooo:rsid="00150e6a"/>
    </style:style>
    <style:style style:name="T7" style:family="text">
      <style:text-properties officeooo:rsid="00162345"/>
    </style:style>
    <style:style style:name="T8" style:family="text">
      <style:text-properties officeooo:rsid="0016c900"/>
    </style:style>
    <style:style style:name="T9" style:family="text">
      <style:text-properties officeooo:rsid="001700e6"/>
    </style:style>
    <style:style style:name="T10" style:family="text">
      <style:text-properties officeooo:rsid="00178235"/>
    </style:style>
    <style:style style:name="T11" style:family="text">
      <style:text-properties officeooo:rsid="0017d1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ease write a bio about yourself, including your goals for the future (1-2 paragraphs). </text:p>
      <text:p text:style-name="P9">For as long as I can remember I’ve always had a strong desire to figure out how things work. From a common pen, to the TV remote control, big, small, it didn’t matter; I wasn’t satisfied until I knew what made it tick. In middle school, a friend introduced me to programming on our TI-84 graphing calculators, and that set in motion much of what I am today. Every time I learned something new about computers, I better understood how much more there was to learn. It motivated me to keep trying and keep learning, and even today I know I can always improve. Computers touch nearly every aspect of our lives, opening doors to learning about entirely new subjects, and how computers can be used to better those subjects. Learning is my passion! Computers make it fun and easy to do that indefinitely, and gives me the power to make a real difference in the world.</text:p>
      <text:p text:style-name="P9"/>
      <text:p text:style-name="P9">Computers as an industry have grown at a phenomenal rate and continue to do so, touching each and every other industry in some way or another. We use them at work, at home, and in the car; we even walk around with one in our pocket. I’ve always loved this planet, and I want future generations to enjoy it too. As such, sustainability is a necessity, and it is one of my primary motivators. My aim is to combine these two passions and to use computers to create more efficient and sustainable processes while increasing the quality of life for everyone. Making computers just a little more efficient can compound into drastic increases in efficiency in every way that we live. These efficiencies would carry over to any place they are used, and can even be used directly to protect and repair this planet. From more efficient vehicles, and tree planting drones, to robots that pull trash from the oceans, the potential impact is extraordinary. We can make sure this planet remains the beauty that it is for as long as possible and computers are my gateway into doing just that.</text:p>
      <text:p text:style-name="Standard"/>
      <text:p text:style-name="P1">What class, campus activity, and/or member of the campus community has had the most impact on your Winona State University experience and why (1-2 paragraphs). </text:p>
      <text:p text:style-name="P1"/>
      <text:p text:style-name="P7"><text:span text:style-name="T3">After transferring </text:span><text:span text:style-name="T4">to Winona</text:span><text:span text:style-name="T3"> my second year, I struggled for a while to find my place. My love for learning made it easy to focus on class, and on myself, but I knew college was supposed to be about more than going to class and doing homework. Thankfully, a classmate invited me to the Physics Lounge for a group study before an exam. I didn’t even know there was a Lounge, and accepting that invite was the best decision I’ve made in college. Before I knew it, I was a regular in the lounge, spending plenty of time helping others study and do homework and doing plenty of my own. I've made so many amazing friends, and gotten to know the professors better than I ever could’ve otherwise. Through this networking I joined the Physics Club which opened even more doors. The more I networked, the easier was to keep doing so. My social circle grew and through it so did my academics. If I ever struggle on assignments, or understanding class material, there are so many incredible people I can ask for help! I even discovered just how much I love to teach and tutor others! I’ve explained </text:span><text:span text:style-name="T4">this </text:span><text:span text:style-name="T3">to my friend who started it all, and expressed how much it meant it me, but I’ve also used that understanding to extend my own hand to others that still need to find their place here. Going to the lounge, talking to professors, and joining clubs was how I found my place at this school, and doing so has made my college experience so much more </text:span><text:span text:style-name="T4">rewarding</text:span><text:span text:style-name="T3"> than I ever thought it could be. </text:span></text:p>
      <text:p text:style-name="Standard"/>
      <text:p text:style-name="P1">What has been your most memorable moment at Winona State University so far (1 paragraph). </text:p>
      <text:p text:style-name="P1"/>
      <text:p text:style-name="P8"><text:span text:style-name="T1">Through networking at WSU, I found a position as an Assistant Researcher on an astronomy project. My goal was to redesign and build a digital control box for a major radio telescope originally developed by my advising professor. </text:span><text:span text:style-name="T5">This project</text:span><text:span text:style-name="T1"> has been an amazing opportunity for me to apply both Computer Science and electronics on a real world project. It has exposed me to so many new </text:span><text:soft-page-break/><text:span text:style-name="T1">things and people, and given me real research experience, not to mention a lot of professional networking. The pinnacle of this job was a trip to the 235th Meeting of the American Astronomical Society in Honolulu, HI. There, we met with other researchers from all over the world and presented what we had been working on. It was an opportunity to share what I had spent hundreds of hours working on with people that have the knowledge to understand its significance. The entire trip was filled with new beneficial experiences, but above all it instilled in me an appreciation for my own power and ability, and for those that are willing to aid me. It helped me believe that I do have the ability to accomplish meaningful things. With the help of others, I have the power to make a positive difference in this world, so that’s exactly what I’m going to go do.</text:span></text:p>
      <text:p text:style-name="P5"/>
      <text:p text:style-name="P1">Please thank your scholarship donor and tell them what it means to you to have their financial support as you work toward your goals. Is there anything else you would like to say to your scholarship donor(s)? </text:p>
      <text:p text:style-name="P1"/>
      <text:p text:style-name="P3">Words hardly seem <text:span text:style-name="T6">adequate</text:span> at expressing my appreciation! I’m the youngest of four, and we were raised by a single parent that never had the opportunity to go to college. From a very young age, <text:span text:style-name="T7">going to university was part of my life goals, but I also knew it wasn’t financially possible without assistance. </text:span><text:span text:style-name="T8">All of the growth that I’ve achieved, all of the things I’ve learn</text:span><text:span text:style-name="T11">ed</text:span><text:span text:style-name="T8">, all of the amazing experiences I’ve had, </text:span><text:span text:style-name="T9">and people I’ve met, </text:span><text:span text:style-name="T8">in college have shaped me into who I am today. They will have a direct impact on who I become and the things that I do in life. Opportunities beyond count have been </text:span><text:span text:style-name="T9">made available to me because I got to go to college, and not one bit of it would’ve been possible if not for the financial help from people like you. I have every intention of using these opportunities to the fullest and doing some real good with everything I’ve gained. Know that most of what I accomplish from here forward will be thanks in part to you. It means more than you can know.</text:span></text:p>
      <text:p text:style-name="P1"/>
      <text:p text:style-name="Standard"/>
      <text:p text:style-name="P1">Some donors like to connect personally with their scholarship recipients. Please list your preferred email(s) and/or phone number(s) to be shared with your scholarship donor should they request it. </text:p>
      <text:p text:style-name="P1"/>
      <text:p text:style-name="P6"><text:span text:style-name="T5">Email: </text:span><text:span text:style-name="T2">adam.r.stammer@gmail.com</text:span></text:p>
      <text:p text:style-name="P4"><text:span text:style-name="T11">Phone #: </text:span>605-323-584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8T11:34:16.768000000</meta:creation-date>
    <dc:date>2020-09-29T15:24:07.595000000</dc:date>
    <meta:editing-duration>PT29M32S</meta:editing-duration>
    <meta:editing-cycles>5</meta:editing-cycles>
    <meta:generator>LibreOffice/7.0.1.2$Windows_X86_64 LibreOffice_project/7cbcfc562f6eb6708b5ff7d7397325de9e764452</meta:generator>
    <meta:document-statistic meta:table-count="0" meta:image-count="0" meta:object-count="0" meta:page-count="2" meta:paragraph-count="12" meta:word-count="1153" meta:character-count="6453" meta:non-whitespace-character-count="5306"/>
  </office:meta>
</office:document-meta>
</file>